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3">
      <text:list-level-style-number text:level="1" style:num-suffix="，" style:num-format="1" text:start-value="7">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4">
      <text:list-level-style-number text:level="1" text:style-name="WW_CharLFO4LV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5">
      <text:list-level-style-number text:level="1" text:style-name="WW_CharLFO5LV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6">
      <text:list-level-style-number text:level="1" text:style-name="WW_CharLFO6LVL1" style:num-suffix="，" style:num-format="1">
        <style:list-level-properties text:space-before="0in" text:min-label-width="0.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style style:name="P1" style:parent-style-name="正文" style:master-page-name="MP0" style:family="paragraph">
      <style:paragraph-properties fo:break-before="page"/>
      <style:text-properties fo:font-size="12pt" style:font-size-asian="12pt"/>
    </style:style>
    <style:style style:name="P2" style:parent-style-name="正文" style:family="paragraph">
      <style:text-properties fo:font-weight="bold" style:font-weight-asian="bold" fo:font-size="12pt" style:font-size-asian="12pt"/>
    </style:style>
    <style:style style:name="P3" style:parent-style-name="正文" style:family="paragraph">
      <style:text-properties fo:font-size="12pt" style:font-size-asian="12pt"/>
    </style:style>
    <style:style style:name="P4" style:parent-style-name="正文" style:family="paragraph">
      <style:text-properties fo:font-weight="bold" style:font-weight-asian="bold" fo:font-size="12pt" style:font-size-asian="12pt"/>
    </style:style>
    <style:style style:name="P5" style:parent-style-name="正文" style:family="paragraph">
      <style:text-properties fo:font-size="12pt" style:font-size-asian="12pt"/>
    </style:style>
    <style:style style:name="P6" style:parent-style-name="正文" style:family="paragraph">
      <style:text-properties fo:font-weight="bold" style:font-weight-asian="bold" fo:font-size="12pt" style:font-size-asian="12pt"/>
    </style:style>
    <style:style style:name="P7" style:parent-style-name="正文" style:family="paragraph">
      <style:paragraph-properties fo:widows="2" fo:orphans="2" fo:text-align="start"/>
      <style:text-properties style:font-name="宋体" style:font-name-complex="宋体" style:letter-kerning="false" fo:font-size="12pt" style:font-size-asian="12pt"/>
    </style:style>
    <style:style style:name="P8" style:parent-style-name="正文" style:family="paragraph">
      <style:paragraph-properties fo:widows="2" fo:orphans="2" fo:text-align="start"/>
    </style:style>
    <style:style style:name="T9" style:parent-style-name="默认段落字体" style:family="text">
      <style:text-properties style:font-name="宋体" style:font-name-complex="宋体" fo:font-weight="bold" style:font-weight-asian="bold" style:letter-kerning="false" fo:font-size="12pt" style:font-size-asian="12pt"/>
    </style:style>
    <style:style style:name="T10" style:parent-style-name="默认段落字体" style:family="text">
      <style:text-properties style:font-name="宋体" style:font-name-complex="宋体" fo:font-weight="bold" style:font-weight-asian="bold" style:letter-kerning="false" fo:font-size="12pt" style:font-size-asian="12pt"/>
    </style:style>
    <style:style style:name="T11" style:parent-style-name="默认段落字体" style:family="text">
      <style:text-properties style:font-name="宋体" style:font-name-complex="宋体" style:letter-kerning="false" fo:font-size="12pt" style:font-size-asian="12pt"/>
    </style:style>
    <style:style style:name="T12" style:parent-style-name="默认段落字体" style:family="text">
      <style:text-properties style:font-name="宋体" style:font-name-complex="宋体" style:letter-kerning="false" fo:font-size="12pt" style:font-size-asian="12pt"/>
    </style:style>
    <style:style style:name="P13" style:parent-style-name="正文" style:family="paragraph">
      <style:paragraph-properties fo:widows="2" fo:orphans="2" fo:text-align="start"/>
      <style:text-properties style:font-name="宋体" style:font-name-complex="宋体" fo:font-weight="bold" style:font-weight-asian="bold" style:letter-kerning="false" fo:font-size="12pt" style:font-size-asian="12pt"/>
    </style:style>
    <style:style style:name="P14" style:parent-style-name="正文" style:family="paragraph">
      <style:paragraph-properties fo:widows="2" fo:orphans="2" fo:text-align="start"/>
      <style:text-properties style:font-name="宋体" style:font-name-complex="宋体" style:letter-kerning="false" fo:font-size="12pt" style:font-size-asian="12pt"/>
    </style:style>
    <style:style style:name="P15" style:parent-style-name="正文" style:family="paragraph">
      <style:paragraph-properties fo:widows="2" fo:orphans="2" fo:text-align="start"/>
      <style:text-properties style:font-name="宋体" style:font-name-complex="宋体" fo:font-weight="bold" style:font-weight-asian="bold" style:letter-kerning="false" fo:font-size="12pt" style:font-size-asian="12pt"/>
    </style:style>
    <style:style style:name="P16" style:parent-style-name="正文" style:family="paragraph">
      <style:text-properties fo:font-size="12pt" style:font-size-asian="12pt"/>
    </style:style>
    <style:style style:name="T17" style:parent-style-name="默认段落字体" style:family="text">
      <style:text-properties fo:font-weight="bold" style:font-weight-asian="bold" fo:font-size="12pt" style:font-size-asian="12pt"/>
    </style:style>
    <style:style style:name="P18" style:parent-style-name="正文" style:family="paragraph">
      <style:paragraph-properties fo:widows="2" fo:orphans="2" fo:text-align="start"/>
      <style:text-properties style:font-name="宋体" style:font-name-complex="宋体" style:letter-kerning="false" fo:font-size="12pt" style:font-size-asian="12pt"/>
    </style:style>
    <style:style style:name="P19" style:parent-style-name="正文" style:family="paragraph">
      <style:paragraph-properties fo:widows="2" fo:orphans="2" fo:text-align="start"/>
    </style:style>
    <style:style style:name="T20" style:parent-style-name="默认段落字体" style:family="text">
      <style:text-properties style:font-name="宋体" style:font-name-complex="宋体" fo:font-weight="bold" style:font-weight-asian="bold" style:letter-kerning="false" fo:font-size="12pt" style:font-size-asian="12pt"/>
    </style:style>
    <style:style style:name="T21" style:parent-style-name="默认段落字体" style:family="text">
      <style:text-properties style:font-name="宋体" style:font-name-complex="宋体" style:letter-kerning="false" fo:font-size="12pt" style:font-size-asian="12pt"/>
    </style:style>
    <style:style style:name="T22" style:parent-style-name="默认段落字体" style:family="text">
      <style:text-properties style:font-name="宋体" style:font-name-complex="宋体" style:letter-kerning="false" fo:font-size="12pt" style:font-size-asian="12pt"/>
    </style:style>
    <style:style style:name="T23" style:parent-style-name="默认段落字体" style:family="text">
      <style:text-properties style:font-name="宋体" style:font-name-complex="宋体" style:letter-kerning="false" fo:font-size="12pt" style:font-size-asian="12pt"/>
    </style:style>
    <style:style style:name="P24" style:parent-style-name="正文" style:family="paragraph">
      <style:paragraph-properties fo:widows="2" fo:orphans="2" fo:text-align="start"/>
    </style:style>
    <style:style style:name="T25" style:parent-style-name="默认段落字体" style:family="text">
      <style:text-properties style:font-name="宋体" style:font-name-complex="宋体" fo:font-weight="bold" style:font-weight-asian="bold" style:letter-kerning="false" fo:font-size="12pt" style:font-size-asian="12pt"/>
    </style:style>
    <style:style style:name="T26" style:parent-style-name="默认段落字体" style:family="text">
      <style:text-properties style:font-name="宋体" style:font-name-complex="宋体" style:letter-kerning="false" fo:font-size="12pt" style:font-size-asian="12pt"/>
    </style:style>
    <style:style style:name="T27" style:parent-style-name="默认段落字体" style:family="text">
      <style:text-properties style:font-name="宋体" style:font-name-complex="宋体" style:letter-kerning="false" fo:font-size="12pt" style:font-size-asian="12pt"/>
    </style:style>
    <style:style style:name="T28" style:parent-style-name="默认段落字体" style:family="text">
      <style:text-properties style:font-name="宋体" style:font-name-complex="宋体" style:letter-kerning="false" fo:font-size="12pt" style:font-size-asian="12pt"/>
    </style:style>
    <style:style style:name="P29" style:parent-style-name="正文" style:family="paragraph">
      <style:paragraph-properties fo:widows="2" fo:orphans="2" fo:text-align="start"/>
      <style:text-properties style:font-name="宋体" style:font-name-complex="宋体" fo:font-weight="bold" style:font-weight-asian="bold" style:letter-kerning="false" fo:font-size="12pt" style:font-size-asian="12pt"/>
    </style:style>
    <style:style style:name="P30" style:parent-style-name="正文" style:family="paragraph">
      <style:paragraph-properties fo:widows="2" fo:orphans="2" fo:text-align="start"/>
      <style:text-properties style:font-name="宋体" style:font-name-complex="宋体" style:letter-kerning="false" fo:font-size="12pt" style:font-size-asian="12pt"/>
    </style:style>
    <style:style style:name="P31" style:parent-style-name="正文" style:family="paragraph">
      <style:paragraph-properties fo:widows="2" fo:orphans="2" fo:text-align="start"/>
    </style:style>
    <style:style style:name="T32" style:parent-style-name="默认段落字体" style:family="text">
      <style:text-properties style:font-name="宋体" style:font-name-complex="宋体" fo:font-weight="bold" style:font-weight-asian="bold" style:letter-kerning="false" fo:font-size="12pt" style:font-size-asian="12pt"/>
    </style:style>
    <style:style style:name="T33" style:parent-style-name="默认段落字体" style:family="text">
      <style:text-properties style:font-name="宋体" style:font-name-complex="宋体" fo:font-weight="bold" style:font-weight-asian="bold" style:letter-kerning="false" fo:font-size="12pt" style:font-size-asian="12pt"/>
    </style:style>
    <style:style style:name="T34" style:parent-style-name="默认段落字体" style:family="text">
      <style:text-properties style:font-name="宋体" style:font-name-complex="宋体" fo:font-weight="bold" style:font-weight-asian="bold" style:letter-kerning="false" fo:font-size="12pt" style:font-size-asian="12pt"/>
    </style:style>
    <style:style style:name="T35" style:parent-style-name="默认段落字体" style:family="text">
      <style:text-properties style:font-name="宋体" style:font-name-complex="宋体" fo:font-weight="bold" style:font-weight-asian="bold" style:letter-kerning="false" fo:font-size="12pt" style:font-size-asian="12pt"/>
    </style:style>
    <style:style style:name="T36" style:parent-style-name="默认段落字体" style:family="text">
      <style:text-properties style:font-name="宋体" style:font-name-complex="宋体" style:letter-kerning="false" fo:font-size="12pt" style:font-size-asian="12pt"/>
    </style:style>
    <style:style style:name="T37" style:parent-style-name="默认段落字体" style:family="text">
      <style:text-properties style:font-name="宋体" style:font-name-complex="宋体" style:letter-kerning="false" fo:font-size="12pt" style:font-size-asian="12pt"/>
    </style:style>
    <style:style style:name="P38" style:parent-style-name="正文" style:family="paragraph">
      <style:paragraph-properties fo:widows="2" fo:orphans="2" fo:text-align="start"/>
    </style:style>
    <style:style style:name="T39" style:parent-style-name="默认段落字体" style:family="text">
      <style:text-properties style:font-name="宋体" style:font-name-complex="宋体" fo:font-weight="bold" style:font-weight-asian="bold" style:letter-kerning="false" fo:font-size="12pt" style:font-size-asian="12pt"/>
    </style:style>
    <style:style style:name="T40" style:parent-style-name="默认段落字体" style:family="text">
      <style:text-properties style:font-name="宋体" style:font-name-complex="宋体" fo:font-weight="bold" style:font-weight-asian="bold" style:letter-kerning="false" fo:font-size="12pt" style:font-size-asian="12pt"/>
    </style:style>
    <style:style style:name="T41" style:parent-style-name="默认段落字体" style:family="text">
      <style:text-properties style:font-name="宋体" style:font-name-complex="宋体" fo:font-weight="bold" style:font-weight-asian="bold" style:letter-kerning="false" fo:font-size="12pt" style:font-size-asian="12pt"/>
    </style:style>
  </office:automatic-styles>
  <office:body>
    <office:text text:use-soft-page-breaks="true">
      <text:p text:style-name="P1">1基金会的流动频率如何？</text:p>
      <text:p text:style-name="P2">大约一年1000笔</text:p>
      <text:p text:style-name="P3">2捐赠方式和捐资方式有什么区别？</text:p>
      <text:p text:style-name="P4">捐赠方式包括捐物，但是本项目系统主要是资金管理</text:p>
      <text:p text:style-name="P5">3资金的币种问题<text:s/><text:s/></text:p>
      <text:p text:style-name="P6">统一根据当时汇率换算成人民币</text:p>
      <text:p text:style-name="P7">4.项目中的项目编号，是人工添加还是希望系统编码？如果是希望系统自动编码的话，是只需要每个项目有一个不同的编码即可还是需要有特殊的含义？比如NK-CITS-A20140101这样的？</text:p>
      <text:p text:style-name="P8"><text:span text:style-name="T9">系统编码 有特殊含义 到时候可按照捐赠协议来编写项目代号</text:span><text:span text:style-name="T10"><text:line-break/></text:span><text:span text:style-name="T11">5</text:span><text:span text:style-name="T12">.对于一个项目，它的联系人是一个怎样的角色？是有一个固定的范围（比如校内人员和单位）还是任意社会单位？</text:span></text:p>
      <text:p text:style-name="P13">是任意社会单位</text:p>
      <text:p text:style-name="P14">6.资金中的经手人一项是否有固定的范围？（比如仅限各院及学校会计）还是任意社会单位？</text:p>
      <text:p text:style-name="P15">限各院及学校会计</text:p>
      <text:p text:style-name="P16">7项目的创建人是一个什么样的概念？我看到样例里面有学校单位作为创建人的（数学所），也有捐助人作为创建人的，那么这个创建人和捐助人之间是一个什么样的关系或者两者是独立的概念？</text:p>
      <text:p text:style-name="正文"><text:span text:style-name="T17">项目的创建人是基金会的具体负责该项目的工作人员</text:span></text:p>
      <text:p text:style-name="P18">8、在所有的情况下，资金是否会出现小数？</text:p>
      <text:p text:style-name="P19"><text:span text:style-name="T20">会</text:span><text:span text:style-name="T21"><text:line-break/></text:span><text:span text:style-name="T22">9、</text:span><text:span text:style-name="T23">项目的余额是否可能出现负数？</text:span></text:p>
      <text:p text:style-name="P24"><text:span text:style-name="T25">会</text:span><text:span text:style-name="T26"><text:line-break/></text:span><text:span text:style-name="T27">10、</text:span><text:span text:style-name="T28">对于资金的流动，出了支出/收入这两种情况，还会不会有其他的特殊形式？</text:span></text:p>
      <text:p text:style-name="P29">会有其他形式，如投资</text:p>
      <text:p text:style-name="P30">11、项目的级别是一个怎样的概念？是所有的项目都会有级别这一属性吗？</text:p>
      <text:p text:style-name="P31"><text:span text:style-name="T32">项目级别是指：校级的 院系级的。是的，</text:span><text:span text:style-name="T33">所有的项目都会有级别这一属性</text:span><text:span text:style-name="T34">。</text:span><text:span text:style-name="T35"><text:line-break/></text:span><text:span text:style-name="T36">12、</text:span><text:span text:style-name="T37">基金（奖学金）与项目是否是相同的概念？或者说项目里面包括这两者？<text:s/></text:span></text:p>
      <text:p text:style-name="P38"><text:span text:style-name="T39">项目包括奖学金、助学金等，这些是项目的具体细分名称，项目</text:span><text:span text:style-name="T40">里包括奖学金和助学金</text:span><text:span text:style-name="T4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complex="宋体" fo:font-weight="bold" style:font-weight-asian="bold" style:font-weight-complex="bold" style:letter-kerning="false" fo:font-size="18pt" style:font-size-asian="18pt" style:font-size-complex="18pt" fo:hyphenate="false"/>
    </style:style>
    <style:style style:name="正文" style:display-name="正文" style:family="paragraph">
      <style:paragraph-properties fo:widows="0" fo:orphans="0" fo:text-align="justify"/>
      <style:text-properties style:letter-kerning="true" fo:font-size="10.5pt" style:font-size-asian="10.5pt" style:font-size-complex="12pt" fo:hyphenate="false"/>
    </style:style>
    <style:style style:name="默认段落字体" style:display-name="默认段落字体" style:family="text"/>
    <style:style style:name="普通网站" style:display-name="普通(网站)" style:family="paragraph" style:parent-style-name="正文">
      <style:paragraph-properties fo:widows="2" fo:orphans="2" fo:text-align="start" fo:margin-top="0.0694in" fo:margin-bottom="0.0694in"/>
      <style:text-properties style:font-name="宋体" style:font-name-complex="宋体" style:letter-kerning="false"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4LVL1" style:family="text">
      <style:text-properties style:font-name="Times New Roman" style:font-name-asian="Times New Roman" style:font-name-complex="Times New Roman"/>
    </style:style>
    <style:style style:name="WW_CharLFO5LVL1" style:family="text">
      <style:text-properties style:font-name="Times New Roman" style:font-name-asian="Times New Roman" style:font-name-complex="Times New Roman"/>
    </style:style>
    <style:style style:name="WW_CharLFO6LVL1" style:family="text">
      <style:text-properties style:font-name="Times New Roman" style:font-name-asian="Times New Roman" style:font-name-complex="Times New Roman"/>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3">
      <text:list-level-style-number text:level="1" style:num-suffix="，" style:num-format="1" text:start-value="7">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4">
      <text:list-level-style-number text:level="1" text:style-name="WW_CharLFO4LV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5">
      <text:list-level-style-number text:level="1" text:style-name="WW_CharLFO5LV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6">
      <text:list-level-style-number text:level="1" text:style-name="WW_CharLFO6LVL1" style:num-suffix="，" style:num-format="1">
        <style:list-level-properties text:space-before="0in" text:min-label-width="0.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1基金会的流动频率如何？</dc:title>
    <meta:initial-creator>Administrator</meta:initial-creator>
    <dc:creator>DarkFux</dc:creator>
    <meta:creation-date>2014-03-22T03:29:00Z</meta:creation-date>
    <dc:date>2014-03-22T03:29:00Z</dc:date>
    <meta:template xlink:href="Normal.dotm" xlink:type="simple"/>
    <meta:editing-cycles>2</meta:editing-cycles>
    <meta:editing-duration>PT60S</meta:editing-duration>
    <meta:document-statistic meta:page-count="1" meta:paragraph-count="1" meta:word-count="100" meta:character-count="672" meta:row-count="4" meta:non-whitespace-character-count="573"/>
  </office:meta>
</office:document-meta>
</file>